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799in" table:align="margins" style:may-break-between-rows="false"/>
    </style:style>
    <style:style style:name="Table1.A" style:family="table-column">
      <style:table-column-properties style:column-width="1.7451in" style:rel-column-width="16384*"/>
    </style:style>
    <style:style style:name="Table1.D" style:family="table-column">
      <style:table-column-properties style:column-width="1.7451in" style:rel-column-width="16383*"/>
    </style:style>
    <style:style style:name="Table1.A1" style:family="table-cell">
      <style:table-cell-properties fo:padding="0.0799in" fo:border="none"/>
    </style:style>
    <style:style style:name="Table2" style:family="table">
      <style:table-properties style:width="6.9799in" table:align="margins" style:may-break-between-rows="false"/>
    </style:style>
    <style:style style:name="Table2.A" style:family="table-column">
      <style:table-column-properties style:column-width="3.4896in" style:rel-column-width="32767*"/>
    </style:style>
    <style:style style:name="Table2.B" style:family="table-column">
      <style:table-column-properties style:column-width="3.4903in" style:rel-column-width="32768*"/>
    </style:style>
    <style:style style:name="Table2.1" style:family="table-row">
      <style:table-row-properties fo:keep-together="auto"/>
    </style:style>
    <style:style style:name="Table2.A1" style:family="table-cell">
      <style:table-cell-properties fo:padding="0.0403in" fo:border="none"/>
    </style:style>
    <style:style style:name="Table4" style:family="table">
      <style:table-properties style:width="6.9799in" table:align="margins" style:may-break-between-rows="false"/>
    </style:style>
    <style:style style:name="Table4.A" style:family="table-column">
      <style:table-column-properties style:column-width="1.3125in" style:rel-column-width="12323*"/>
    </style:style>
    <style:style style:name="Table4.B" style:family="table-column">
      <style:table-column-properties style:column-width="0.9375in" style:rel-column-width="8802*"/>
    </style:style>
    <style:style style:name="Table4.C" style:family="table-column">
      <style:table-column-properties style:column-width="4.7299in" style:rel-column-width="44410*"/>
    </style:style>
    <style:style style:name="Table4.A1" style:family="table-cell">
      <style:table-cell-properties fo:padding="0.0382in" fo:border="none"/>
    </style:style>
    <style:style style:name="Table3" style:family="table">
      <style:table-properties style:width="1.0729in" fo:margin-left="0in" table:align="left" style:may-break-between-rows="false"/>
    </style:style>
    <style:style style:name="Table3.A" style:family="table-column">
      <style:table-column-properties style:column-width="0.8986in"/>
    </style:style>
    <style:style style:name="Table3.B" style:family="table-column">
      <style:table-column-properties style:column-width="0.1743in"/>
    </style:style>
    <style:style style:name="Table3.A1" style:family="table-cell">
      <style:table-cell-properties fo:padding="0.0382in" fo:border="none"/>
    </style:style>
    <style:style style:name="P1" style:family="paragraph" style:parent-style-name="Title">
      <style:text-properties officeooo:rsid="001d5dd5" officeooo:paragraph-rsid="001d5dd5"/>
    </style:style>
    <style:style style:name="P2" style:family="paragraph" style:parent-style-name="Indented_20_Paragraph">
      <style:text-properties officeooo:paragraph-rsid="0035c719"/>
    </style:style>
    <style:style style:name="P3" style:family="paragraph" style:parent-style-name="Indented_20_Paragraph">
      <style:text-properties officeooo:rsid="009cbde3" officeooo:paragraph-rsid="009cbde3"/>
    </style:style>
    <style:style style:name="P4" style:family="paragraph" style:parent-style-name="Indented_20_Paragraph">
      <style:text-properties fo:font-style="italic" officeooo:rsid="008f3441" officeooo:paragraph-rsid="008f3441" style:font-style-asian="italic" style:font-style-complex="italic"/>
    </style:style>
    <style:style style:name="P5" style:family="paragraph" style:parent-style-name="Indented_20_Paragraph">
      <style:text-properties fo:font-weight="bold" officeooo:rsid="00b80b8f" officeooo:paragraph-rsid="00c98055" style:font-weight-asian="bold" style:font-weight-complex="bold"/>
    </style:style>
    <style:style style:name="P6" style:family="paragraph" style:parent-style-name="Indented_20_Paragraph">
      <style:text-properties officeooo:rsid="00cf6bf0" officeooo:paragraph-rsid="00d7333e"/>
    </style:style>
    <style:style style:name="P7" style:family="paragraph" style:parent-style-name="Indented_20_Paragraph">
      <style:text-properties officeooo:rsid="00d7e762" officeooo:paragraph-rsid="00d7e762"/>
    </style:style>
    <style:style style:name="P8" style:family="paragraph" style:parent-style-name="Indented_20_Paragraph">
      <style:text-properties officeooo:rsid="00e9cf1b" officeooo:paragraph-rsid="00e9cf1b"/>
    </style:style>
    <style:style style:name="P9" style:family="paragraph" style:parent-style-name="Table_20_Contents">
      <style:text-properties officeooo:rsid="002b7742" officeooo:paragraph-rsid="002b7742"/>
    </style:style>
    <style:style style:name="P10" style:family="paragraph" style:parent-style-name="Table_20_Contents">
      <style:text-properties officeooo:rsid="002ccdbf" officeooo:paragraph-rsid="002ccdbf"/>
    </style:style>
    <style:style style:name="P11" style:family="paragraph" style:parent-style-name="Table_20_Contents">
      <style:text-properties officeooo:rsid="002eb45d" officeooo:paragraph-rsid="002eb45d"/>
    </style:style>
    <style:style style:name="P12" style:family="paragraph" style:parent-style-name="Table_20_Contents">
      <style:text-properties officeooo:rsid="00306f12" officeooo:paragraph-rsid="00306f12"/>
    </style:style>
    <style:style style:name="P13" style:family="paragraph" style:parent-style-name="Table_20_Contents">
      <style:text-properties officeooo:rsid="0030dded" officeooo:paragraph-rsid="0030dded"/>
    </style:style>
    <style:style style:name="P14" style:family="paragraph" style:parent-style-name="Table_20_Contents">
      <style:text-properties officeooo:rsid="0030e90a" officeooo:paragraph-rsid="0030e90a"/>
    </style:style>
    <style:style style:name="P15" style:family="paragraph" style:parent-style-name="Table_20_Contents">
      <style:text-properties officeooo:rsid="00370a3c" officeooo:paragraph-rsid="00370a3c"/>
    </style:style>
    <style:style style:name="P16" style:family="paragraph" style:parent-style-name="Table_20_Contents">
      <style:text-properties officeooo:rsid="0038df5c" officeooo:paragraph-rsid="0038df5c"/>
    </style:style>
    <style:style style:name="P17" style:family="paragraph" style:parent-style-name="Table_20_Contents">
      <style:text-properties officeooo:rsid="003a63ff" officeooo:paragraph-rsid="003a63ff"/>
    </style:style>
    <style:style style:name="P18" style:family="paragraph" style:parent-style-name="Table_20_Contents">
      <style:text-properties officeooo:rsid="0099710b" officeooo:paragraph-rsid="0099710b"/>
    </style:style>
    <style:style style:name="P19" style:family="paragraph" style:parent-style-name="Table_20_Contents">
      <style:paragraph-properties fo:text-align="center" style:justify-single-word="false"/>
      <style:text-properties fo:font-style="italic" fo:font-weight="normal" officeooo:rsid="00989f9c" officeooo:paragraph-rsid="00989f9c" style:font-style-asian="italic" style:font-weight-asian="normal" style:font-style-complex="italic" style:font-weight-complex="normal"/>
    </style:style>
    <style:style style:name="P20" style:family="paragraph" style:parent-style-name="Table_20_Contents">
      <style:text-properties officeooo:rsid="009f6435" officeooo:paragraph-rsid="009f6435"/>
    </style:style>
    <style:style style:name="P21" style:family="paragraph" style:parent-style-name="Table_20_Contents">
      <style:text-properties officeooo:rsid="00a15c14" officeooo:paragraph-rsid="00a15c14"/>
    </style:style>
    <style:style style:name="P22" style:family="paragraph" style:parent-style-name="Table_20_Contents">
      <style:text-properties style:text-position="0% 100%" officeooo:rsid="00a15c14" officeooo:paragraph-rsid="00a15c14"/>
    </style:style>
    <style:style style:name="P23" style:family="paragraph" style:parent-style-name="Table_20_Contents">
      <style:text-properties officeooo:rsid="00ab3ee2" officeooo:paragraph-rsid="00ab3ee2"/>
    </style:style>
    <style:style style:name="P24" style:family="paragraph" style:parent-style-name="Table_20_Contents">
      <style:text-properties officeooo:rsid="00ee1318" officeooo:paragraph-rsid="00ee1318"/>
    </style:style>
    <style:style style:name="P25" style:family="paragraph" style:parent-style-name="Table_20_Contents">
      <style:text-properties officeooo:rsid="00ee1318" officeooo:paragraph-rsid="00f2baaa"/>
    </style:style>
    <style:style style:name="P26" style:family="paragraph" style:parent-style-name="Table_20_Contents">
      <style:text-properties officeooo:rsid="00ef3387" officeooo:paragraph-rsid="00ef3387"/>
    </style:style>
    <style:style style:name="P27" style:family="paragraph" style:parent-style-name="Table_20_Contents">
      <style:text-properties officeooo:rsid="00ef3387" officeooo:paragraph-rsid="00f10ce0"/>
    </style:style>
    <style:style style:name="P28" style:family="paragraph" style:parent-style-name="Table_20_Contents">
      <style:text-properties officeooo:rsid="00f10ce0" officeooo:paragraph-rsid="00f10ce0"/>
    </style:style>
    <style:style style:name="P29" style:family="paragraph" style:parent-style-name="Table_20_Heading">
      <style:text-properties officeooo:rsid="0035dd6d" officeooo:paragraph-rsid="0035dd6d"/>
    </style:style>
    <style:style style:name="P30" style:family="paragraph" style:parent-style-name="Table_20_Heading">
      <style:text-properties officeooo:rsid="009777f9" officeooo:paragraph-rsid="009777f9"/>
    </style:style>
    <style:style style:name="P31" style:family="paragraph" style:parent-style-name="Table_20_Heading">
      <style:text-properties officeooo:rsid="00ee1318" officeooo:paragraph-rsid="00ee1318"/>
    </style:style>
    <style:style style:name="P32"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tyle="italic" fo:font-weight="normal" officeooo:rsid="00989f9c" officeooo:paragraph-rsid="00989f9c" style:font-style-asian="italic" style:font-weight-asian="normal" style:font-style-complex="italic" style:font-weight-complex="normal"/>
    </style:style>
    <style:style style:name="P33" style:family="paragraph" style:parent-style-name="Endnote">
      <style:text-properties officeooo:rsid="01033090" officeooo:paragraph-rsid="01033090"/>
    </style:style>
    <style:style style:name="P34" style:family="paragraph" style:parent-style-name="Text_20_body" style:list-style-name="L2">
      <style:text-properties officeooo:rsid="00943c64" officeooo:paragraph-rsid="00943c64"/>
    </style:style>
    <style:style style:name="P35" style:family="paragraph" style:parent-style-name="Text_20_body" style:list-style-name="L2">
      <style:text-properties officeooo:rsid="00944e8b" officeooo:paragraph-rsid="00944e8b"/>
    </style:style>
    <style:style style:name="P36" style:family="paragraph" style:parent-style-name="Text_20_body">
      <style:text-properties officeooo:rsid="00834305"/>
    </style:style>
    <style:style style:name="P37" style:family="paragraph" style:parent-style-name="Text_20_body" style:list-style-name="L1">
      <style:paragraph-properties style:shadow="none">
        <style:tab-stops/>
      </style:paragraph-properties>
      <style:text-properties officeooo:rsid="00276b56" officeooo:paragraph-rsid="00276b56"/>
    </style:style>
    <style:style style:name="P38" style:family="paragraph" style:parent-style-name="Text_20_body" style:list-style-name="L1">
      <style:paragraph-properties style:shadow="none">
        <style:tab-stops/>
      </style:paragraph-properties>
      <style:text-properties officeooo:rsid="004c4b4f" officeooo:paragraph-rsid="004c4b4f"/>
    </style:style>
    <style:style style:name="P39" style:family="paragraph" style:parent-style-name="Heading_20_1">
      <style:paragraph-properties fo:break-before="page"/>
      <style:text-properties officeooo:rsid="0020c2a0" officeooo:paragraph-rsid="0020c2a0"/>
    </style:style>
    <style:style style:name="P40" style:family="paragraph" style:parent-style-name="Heading_20_1">
      <style:paragraph-properties fo:break-before="page"/>
      <style:text-properties officeooo:rsid="00940ce4" officeooo:paragraph-rsid="00940ce4"/>
    </style:style>
    <style:style style:name="P41" style:family="paragraph" style:parent-style-name="Heading_20_2">
      <style:text-properties officeooo:rsid="002830b2" officeooo:paragraph-rsid="002830b2"/>
    </style:style>
    <style:style style:name="P42" style:family="paragraph" style:parent-style-name="Heading_20_2">
      <style:text-properties officeooo:rsid="00cf0363" officeooo:paragraph-rsid="00cf0363"/>
    </style:style>
    <style:style style:name="P43" style:family="paragraph" style:parent-style-name="Heading_20_2">
      <style:text-properties officeooo:rsid="00ed4f06" officeooo:paragraph-rsid="00ed4f06"/>
    </style:style>
    <style:style style:name="P44" style:family="paragraph" style:parent-style-name="Heading_20_2">
      <style:text-properties officeooo:rsid="00943c64" officeooo:paragraph-rsid="00943c64"/>
    </style:style>
    <style:style style:name="P45" style:family="paragraph" style:parent-style-name="Contents_20_1">
      <style:paragraph-properties>
        <style:tab-stops>
          <style:tab-stop style:position="6.9799in" style:type="right" style:leader-style="dotted" style:leader-text="."/>
        </style:tab-stops>
      </style:paragraph-properties>
    </style:style>
    <style:style style:name="P46" style:family="paragraph" style:parent-style-name="Contents_20_2">
      <style:paragraph-properties>
        <style:tab-stops>
          <style:tab-stop style:position="6.7835in" style:type="right" style:leader-style="dotted" style:leader-text="."/>
        </style:tab-stops>
      </style:paragraph-properties>
    </style:style>
    <style:style style:name="P47" style:family="paragraph" style:parent-style-name="Contents_20_3">
      <style:paragraph-properties>
        <style:tab-stops>
          <style:tab-stop style:position="6.5866in" style:type="right" style:leader-style="dotted" style:leader-text="."/>
        </style:tab-stops>
      </style:paragraph-properties>
    </style:style>
    <style:style style:name="P48" style:family="paragraph" style:parent-style-name="Heading_20_3">
      <style:text-properties officeooo:rsid="00ed4f06" officeooo:paragraph-rsid="00ed4f06"/>
    </style:style>
    <style:style style:name="T1" style:family="text">
      <style:text-properties fo:font-style="italic" style:font-style-asian="italic" style:font-style-complex="italic"/>
    </style:style>
    <style:style style:name="T2" style:family="text">
      <style:text-properties fo:font-style="italic" officeooo:rsid="0038df5c" style:font-style-asian="italic" style:font-style-complex="italic"/>
    </style:style>
    <style:style style:name="T3" style:family="text">
      <style:text-properties fo:font-style="italic" officeooo:rsid="00370a3c" style:font-style-asian="italic" style:font-style-complex="italic"/>
    </style:style>
    <style:style style:name="T4" style:family="text">
      <style:text-properties fo:font-style="italic" officeooo:rsid="00d1c591" style:font-style-asian="italic" style:font-style-complex="italic"/>
    </style:style>
    <style:style style:name="T5" style:family="text">
      <style:text-properties fo:font-style="italic" fo:font-weight="normal" officeooo:rsid="00c62448" style:font-style-asian="italic" style:font-weight-asian="normal" style:font-style-complex="italic" style:font-weight-complex="normal"/>
    </style:style>
    <style:style style:name="T6" style:family="text">
      <style:text-properties fo:font-style="italic" fo:font-weight="normal" officeooo:rsid="00c6e200" style:font-style-asian="italic" style:font-weight-asian="normal" style:font-style-complex="italic" style:font-weight-complex="normal"/>
    </style:style>
    <style:style style:name="T7" style:family="text">
      <style:text-properties fo:font-style="italic" fo:font-weight="normal" officeooo:rsid="00f56182" style:font-style-asian="italic" style:font-weight-asian="normal" style:font-style-complex="italic" style:font-weight-complex="normal"/>
    </style:style>
    <style:style style:name="T8" style:family="text">
      <style:text-properties fo:font-style="italic" fo:font-weight="normal" officeooo:rsid="0103309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eb45d" style:font-style-asian="normal" style:font-style-complex="normal"/>
    </style:style>
    <style:style style:name="T11" style:family="text">
      <style:text-properties fo:font-style="normal" officeooo:rsid="0038df5c" style:font-style-asian="normal" style:font-style-complex="normal"/>
    </style:style>
    <style:style style:name="T12" style:family="text">
      <style:text-properties fo:font-style="normal" officeooo:rsid="00370a3c" style:font-style-asian="normal" style:font-style-complex="normal"/>
    </style:style>
    <style:style style:name="T13" style:family="text">
      <style:text-properties fo:font-style="normal" officeooo:rsid="00d1c591" style:font-style-asian="normal" style:font-style-complex="normal"/>
    </style:style>
    <style:style style:name="T14" style:family="text">
      <style:text-properties fo:font-style="normal" officeooo:rsid="00d39e80" style:font-style-asian="normal" style:font-style-complex="normal"/>
    </style:style>
    <style:style style:name="T15" style:family="text">
      <style:text-properties fo:font-style="normal" officeooo:rsid="00d7333e" style:font-style-asian="normal" style:font-style-complex="normal"/>
    </style:style>
    <style:style style:name="T16" style:family="text">
      <style:text-properties fo:font-style="normal" officeooo:rsid="00d815b6" style:font-style-asian="normal" style:font-style-complex="normal"/>
    </style:style>
    <style:style style:name="T17" style:family="text">
      <style:text-properties fo:font-style="normal" officeooo:rsid="00dd2962" style:font-style-asian="normal" style:font-style-complex="normal"/>
    </style:style>
    <style:style style:name="T18" style:family="text">
      <style:text-properties fo:font-style="normal" officeooo:rsid="00e1f617" style:font-style-asian="normal" style:font-style-complex="normal"/>
    </style:style>
    <style:style style:name="T19" style:family="text">
      <style:text-properties fo:font-style="normal" officeooo:rsid="00e39cf9" style:font-style-asian="normal" style:font-style-complex="normal"/>
    </style:style>
    <style:style style:name="T20" style:family="text">
      <style:text-properties fo:font-style="normal" officeooo:rsid="00e52502" style:font-style-asian="normal" style:font-style-complex="normal"/>
    </style:style>
    <style:style style:name="T21" style:family="text">
      <style:text-properties fo:font-style="normal" officeooo:rsid="00e55a51" style:font-style-asian="normal" style:font-style-complex="normal"/>
    </style:style>
    <style:style style:name="T22" style:family="text">
      <style:text-properties fo:font-style="normal" officeooo:rsid="00e70657" style:font-style-asian="normal" style:font-style-complex="normal"/>
    </style:style>
    <style:style style:name="T23" style:family="text">
      <style:text-properties fo:font-style="normal" officeooo:rsid="00e771b5" style:font-style-asian="normal" style:font-style-complex="normal"/>
    </style:style>
    <style:style style:name="T24" style:family="text">
      <style:text-properties fo:font-style="normal" officeooo:rsid="00e78b27" style:font-style-asian="normal" style:font-style-complex="normal"/>
    </style:style>
    <style:style style:name="T25" style:family="text">
      <style:text-properties fo:font-style="normal" officeooo:rsid="00e7dc37" style:font-style-asian="normal" style:font-style-complex="normal"/>
    </style:style>
    <style:style style:name="T26" style:family="text">
      <style:text-properties fo:font-style="normal" officeooo:rsid="00eaea70" style:font-style-asian="normal" style:font-style-complex="normal"/>
    </style:style>
    <style:style style:name="T27" style:family="text">
      <style:text-properties fo:font-style="normal" officeooo:rsid="00ec63d3" style:font-style-asian="normal" style:font-style-complex="normal"/>
    </style:style>
    <style:style style:name="T28" style:family="text">
      <style:text-properties fo:font-style="normal" fo:font-weight="normal" officeooo:rsid="00bb1bed" style:font-style-asian="normal" style:font-weight-asian="normal" style:font-style-complex="normal" style:font-weight-complex="normal"/>
    </style:style>
    <style:style style:name="T29" style:family="text">
      <style:text-properties fo:font-style="normal" fo:font-weight="normal" officeooo:rsid="00c62448" style:font-style-asian="normal" style:font-weight-asian="normal" style:font-style-complex="normal" style:font-weight-complex="normal"/>
    </style:style>
    <style:style style:name="T30" style:family="text">
      <style:text-properties fo:font-style="normal" fo:font-weight="normal" officeooo:rsid="00c6b0c9" style:font-style-asian="normal" style:font-weight-asian="normal" style:font-style-complex="normal" style:font-weight-complex="normal"/>
    </style:style>
    <style:style style:name="T31" style:family="text">
      <style:text-properties fo:font-style="normal" fo:font-weight="normal" officeooo:rsid="00c6e200" style:font-style-asian="normal" style:font-weight-asian="normal" style:font-style-complex="normal" style:font-weight-complex="normal"/>
    </style:style>
    <style:style style:name="T32" style:family="text">
      <style:text-properties fo:font-style="normal" fo:font-weight="normal" officeooo:rsid="00c87efe" style:font-style-asian="normal" style:font-weight-asian="normal" style:font-style-complex="normal" style:font-weight-complex="normal"/>
    </style:style>
    <style:style style:name="T33" style:family="text">
      <style:text-properties fo:font-style="normal" fo:font-weight="normal" officeooo:rsid="00cb060a" style:font-style-asian="normal" style:font-weight-asian="normal" style:font-style-complex="normal" style:font-weight-complex="normal"/>
    </style:style>
    <style:style style:name="T34" style:family="text">
      <style:text-properties fo:font-style="normal" fo:font-weight="normal" officeooo:rsid="00cc8f60" style:font-style-asian="normal" style:font-weight-asian="normal" style:font-style-complex="normal" style:font-weight-complex="normal"/>
    </style:style>
    <style:style style:name="T35" style:family="text">
      <style:text-properties fo:font-style="normal" fo:font-weight="normal" officeooo:rsid="00f56182" style:font-style-asian="normal" style:font-weight-asian="normal" style:font-style-complex="normal" style:font-weight-complex="normal"/>
    </style:style>
    <style:style style:name="T36" style:family="text">
      <style:text-properties fo:font-style="normal" fo:font-weight="normal" officeooo:rsid="00f6fd73" style:font-style-asian="normal" style:font-weight-asian="normal" style:font-style-complex="normal" style:font-weight-complex="normal"/>
    </style:style>
    <style:style style:name="T37" style:family="text">
      <style:text-properties fo:font-style="normal" fo:font-weight="normal" officeooo:rsid="00f8a8fb" style:font-style-asian="normal" style:font-weight-asian="normal" style:font-style-complex="normal" style:font-weight-complex="normal"/>
    </style:style>
    <style:style style:name="T38" style:family="text">
      <style:text-properties fo:font-style="normal" fo:font-weight="normal" officeooo:rsid="00fcdbc0" style:font-style-asian="normal" style:font-weight-asian="normal" style:font-style-complex="normal" style:font-weight-complex="normal"/>
    </style:style>
    <style:style style:name="T39" style:family="text">
      <style:text-properties fo:font-style="normal" fo:font-weight="normal" officeooo:rsid="0100e609" style:font-style-asian="normal" style:font-weight-asian="normal" style:font-style-complex="normal" style:font-weight-complex="normal"/>
    </style:style>
    <style:style style:name="T40" style:family="text">
      <style:text-properties fo:font-style="normal" fo:font-weight="normal" officeooo:rsid="01033090" style:font-style-asian="normal" style:font-weight-asian="normal" style:font-style-complex="normal" style:font-weight-complex="normal"/>
    </style:style>
    <style:style style:name="T41" style:family="text">
      <style:text-properties officeooo:rsid="002eb45d"/>
    </style:style>
    <style:style style:name="T42" style:family="text">
      <style:text-properties style:text-position="sub 58%"/>
    </style:style>
    <style:style style:name="T43" style:family="text">
      <style:text-properties officeooo:rsid="0038df5c"/>
    </style:style>
    <style:style style:name="T44" style:family="text">
      <style:text-properties fo:font-weight="bold" style:font-weight-asian="bold" style:font-weight-complex="bold"/>
    </style:style>
    <style:style style:name="T45" style:family="text">
      <style:text-properties fo:font-weight="bold" officeooo:rsid="0094c5ea"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bd4369" style:font-weight-asian="normal" style:font-weight-complex="normal"/>
    </style:style>
    <style:style style:name="T48" style:family="text">
      <style:text-properties fo:font-weight="normal" officeooo:rsid="00f6b5d3" style:font-weight-asian="normal" style:font-weight-complex="normal"/>
    </style:style>
    <style:style style:name="T49" style:family="text">
      <style:text-properties officeooo:rsid="0090fcd9"/>
    </style:style>
    <style:style style:name="T50" style:family="text">
      <style:text-properties officeooo:rsid="00944e8b"/>
    </style:style>
    <style:style style:name="T51" style:family="text">
      <style:text-properties officeooo:rsid="0094c5ea"/>
    </style:style>
    <style:style style:name="T52" style:family="text">
      <style:text-properties officeooo:rsid="0035c719"/>
    </style:style>
    <style:style style:name="T53" style:family="text">
      <style:text-properties officeooo:rsid="00cfed44"/>
    </style:style>
    <style:style style:name="T54" style:family="text">
      <style:text-properties officeooo:rsid="00e1f617"/>
    </style:style>
    <style:style style:name="T55" style:family="text">
      <style:text-properties officeooo:rsid="00f10ce0"/>
    </style:style>
    <style:style style:name="T56" style:family="text">
      <style:text-properties officeooo:rsid="00f2baaa"/>
    </style:style>
    <style:style style:name="T57" style:family="text">
      <style:text-properties officeooo:rsid="010437d5"/>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ssy Hills" text:name="Village2"/>
        <text:user-field-decl office:value-type="string" office:string-value="Cherry Grove" text:name="Village1"/>
        <text:user-field-decl office:value-type="string" office:string-value="Log Cabin" text:name="Dungeon1"/>
      </text:user-field-decls>
      <text:p text:style-name="P1">Project Dewpsi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15_4111971849" text:style-name="Index_20_Link" text:visited-style-name="Index_20_Link">Game Mechanics<text:tab/>2</text:a></text:p>
          <text:p text:style-name="P46"><text:a xlink:type="simple" xlink:href="#__RefHeading___Toc291_787340039" text:style-name="Index_20_Link" text:visited-style-name="Index_20_Link">Attacks<text:tab/>2</text:a></text:p>
          <text:p text:style-name="P46"><text:a xlink:type="simple" xlink:href="#__RefHeading___Toc293_787340039" text:style-name="Index_20_Link" text:visited-style-name="Index_20_Link">Stats<text:tab/>2</text:a></text:p>
          <text:p text:style-name="P46"><text:a xlink:type="simple" xlink:href="#__RefHeading___Toc684_4006607876" text:style-name="Index_20_Link" text:visited-style-name="Index_20_Link">Doing Damage<text:tab/>3</text:a></text:p>
          <text:p text:style-name="P46"><text:a xlink:type="simple" xlink:href="#__RefHeading___Toc833_2459210511" text:style-name="Index_20_Link" text:visited-style-name="Index_20_Link">Collision<text:tab/>4</text:a></text:p>
          <text:p text:style-name="P47"><text:a xlink:type="simple" xlink:href="#__RefHeading___Toc835_2459210511" text:style-name="Index_20_Link" text:visited-style-name="Index_20_Link">Collision Layers<text:tab/>4</text:a></text:p>
          <text:p text:style-name="P45"><text:a xlink:type="simple" xlink:href="#__RefHeading___Toc328_2672962802" text:style-name="Index_20_Link" text:visited-style-name="Index_20_Link">Enemies<text:tab/>5</text:a></text:p>
          <text:p text:style-name="P46"><text:a xlink:type="simple" xlink:href="#__RefHeading___Toc330_2672962802" text:style-name="Index_20_Link" text:visited-style-name="Index_20_Link">Dark Beast<text:tab/>5</text:a></text:p>
        </text:index-body>
      </text:table-of-content>
      <text:p text:style-name="P36"/>
      <text:h text:style-name="P39" text:outline-level="1"><text:bookmark-start text:name="__RefHeading___Toc215_4111971849"/>Game Mechanics<text:bookmark-end text:name="__RefHeading___Toc215_4111971849"/></text:h>
      <text:h text:style-name="P41" text:outline-level="2"><text:bookmark-start text:name="__RefHeading___Toc291_787340039"/>Attacks<text:bookmark-end text:name="__RefHeading___Toc291_787340039"/></text:h>
      <text:p text:style-name="Indented_20_Paragraph">Kevin’s main method of attack is sword slashing. Kevin should be able to chain his attacks into a combo:</text:p>
      <text:list xml:id="list42177604" text:style-name="L1">
        <text:list-item>
          <text:p text:style-name="P37">Kevin does a vertical slash from up to down.</text:p>
        </text:list-item>
        <text:list-item>
          <text:p text:style-name="P38">Slashes up from the down position.</text:p>
        </text:list-item>
        <text:list-item>
          <text:p text:style-name="P38">Repeats the first slash.</text:p>
        </text:list-item>
        <text:list-item>
          <text:p text:style-name="P38">Does a two-handed sword slash that does more damage as a finisher.</text:p>
        </text:list-item>
      </text:list>
      <text:h text:style-name="P41" text:outline-level="2"><text:bookmark-start text:name="__RefHeading___Toc293_787340039"/>Stats<text:bookmark-end text:name="__RefHeading___Toc293_787340039"/></text:h>
      <text:p text:style-name="P4">For the purposes of this section, an “actor” refers to a character, monster, or other entity that has health, mana, attack, defense, and potentially other stats.</text:p>
      <table:table table:name="Table1" table:style-name="Table1">
        <table:table-column table:style-name="Table1.A" table:number-columns-repeated="3"/>
        <table:table-column table:style-name="Table1.D"/>
        <table:table-row>
          <table:table-cell table:style-name="Table1.A1" office:value-type="string">
            <text:p text:style-name="P9">HP (Health Points)</text:p>
          </table:table-cell>
          <table:table-cell table:style-name="Table1.A1" office:value-type="string">
            <text:p text:style-name="P9">The amount of HP the actor has. If it goes down to zero, the actor is considered “dead”.</text:p>
          </table:table-cell>
          <table:table-cell table:style-name="Table1.A1" office:value-type="string">
            <text:p text:style-name="P9">The HP is clamped to the range [0,M] where <text:span text:style-name="T1">M</text:span><text:span text:style-name="T9"> is the max HP that the actor can have.</text:span></text:p>
          </table:table-cell>
          <table:table-cell table:style-name="Table1.A1" office:value-type="string">
            <text:p text:style-name="P23">Min Value: 1</text:p>
            <text:p text:style-name="P23">Max Value: 500</text:p>
          </table:table-cell>
        </table:table-row>
        <table:table-row>
          <table:table-cell table:style-name="Table1.A1" office:value-type="string">
            <text:p text:style-name="P11">M (Mana)</text:p>
          </table:table-cell>
          <table:table-cell table:style-name="Table1.A1" office:value-type="string">
            <text:p text:style-name="P11"><text:span text:style-name="T49">T</text:span>he unit <text:span text:style-name="T49">of</text:span> magic power. <text:span text:style-name="T49">A certain amount of m</text:span>ana is spent <text:span text:style-name="T49">when an</text:span> actor uses a magic.</text:p>
          </table:table-cell>
          <table:table-cell table:style-name="Table1.A1" office:value-type="string">
            <text:p text:style-name="P9">The <text:span text:style-name="T41">mana</text:span> is clamped to the range [0,M] where <text:span text:style-name="T1">M</text:span><text:span text:style-name="T9"> is the max </text:span><text:span text:style-name="T10">mana</text:span><text:span text:style-name="T9"> that the actor can have.</text:span></text:p>
          </table:table-cell>
          <table:table-cell table:style-name="Table1.A1" office:value-type="string">
            <text:p text:style-name="P23">Min Value: 0</text:p>
            <text:p text:style-name="P23">Max Value: 500</text:p>
          </table:table-cell>
        </table:table-row>
        <table:table-row>
          <table:table-cell table:style-name="Table1.A1" office:value-type="string">
            <text:p text:style-name="P10">ATK (Attack)</text:p>
          </table:table-cell>
          <table:table-cell table:style-name="Table1.A1" office:value-type="string">
            <text:p text:style-name="P10">The base amount of damage the actor can cause to another actor.</text:p>
          </table:table-cell>
          <table:table-cell table:style-name="Table1.A1" office:value-type="string">
            <text:p text:style-name="P10">The value does not go below zero.</text:p>
          </table:table-cell>
          <table:table-cell table:style-name="Table1.A1" office:value-type="string">
            <text:p text:style-name="P23">Min Value: 1</text:p>
            <text:p text:style-name="P23">Max Value: 100</text:p>
          </table:table-cell>
        </table:table-row>
        <table:table-row>
          <table:table-cell table:style-name="Table1.A1" office:value-type="string">
            <text:p text:style-name="P12">DEF (Defense)</text:p>
          </table:table-cell>
          <table:table-cell table:style-name="Table1.A1" office:value-type="string">
            <text:p text:style-name="P14">The base amount of damage that gets negated when dealt to this actor.</text:p>
          </table:table-cell>
          <table:table-cell table:style-name="Table1.A1" office:value-type="string">
            <text:p text:style-name="P13">If this stat is greater than or equal to the damage taken, the actor takes no damage. This stat cannot go below zero.</text:p>
          </table:table-cell>
          <table:table-cell table:style-name="Table1.A1" office:value-type="string">
            <text:p text:style-name="P23">Min Value: 0</text:p>
            <text:p text:style-name="P23">Max Value: 100</text:p>
          </table:table-cell>
        </table:table-row>
      </table:table>
      <text:p text:style-name="P2"><text:span text:style-name="T52">All attacks have the same formula applied to them. As of right now, the formula is this: </text:span><text:span text:style-name="T52"><draw:frame draw:style-name="fr1" draw:name="Object1" text:anchor-type="as-char" svg:y="-0.152in" svg:width="1.5575in" svg:height="0.2134in" draw:z-index="0"><draw:object xlink:href="./Object 1" xlink:type="simple" xlink:show="embed" xlink:actuate="onLoad"/><draw:image xlink:href="./ObjectReplacements/Object 1" xlink:type="simple" xlink:show="embed" xlink:actuate="onLoad"/></draw:frame></text:span></text:p>
      <text:p text:style-name="Text_20_body"/>
      <text:p text:style-name="Text_20_body"/>
      <text:p text:style-name="Text_20_body"/>
      <text:p text:style-name="Text_20_body"><text:soft-page-break/></text:p>
      <text:p text:style-name="Text_20_body"/>
      <text:p text:style-name="P3">Variables used in the formula:</text:p>
      <table:table table:name="Table2" table:style-name="Table2">
        <table:table-column table:style-name="Table2.A"/>
        <table:table-column table:style-name="Table2.B"/>
        <table:table-header-rows>
          <table:table-row table:style-name="Table2.1">
            <table:table-cell table:style-name="Table2.A1" office:value-type="string">
              <text:p text:style-name="P29">Variable</text:p>
            </table:table-cell>
            <table:table-cell table:style-name="Table2.A1" office:value-type="string">
              <text:p text:style-name="P29">Meaning</text:p>
            </table:table-cell>
          </table:table-row>
        </table:table-header-rows>
        <table:table-row table:style-name="Table2.1">
          <table:table-cell table:style-name="Table2.A1" office:value-type="string">
            <text:p text:style-name="P15">A<text:span text:style-name="T42">x</text:span></text:p>
          </table:table-cell>
          <table:table-cell table:style-name="Table2.A1" office:value-type="string">
            <text:p text:style-name="P15"><text:span text:style-name="T43">Actor </text:span><text:span text:style-name="T2">X</text:span><text:span text:style-name="T11">’s attack stat</text:span>. <text:span text:style-name="T1">X</text:span><text:span text:style-name="T9"> </text:span><text:span text:style-name="T11">is</text:span><text:span text:style-name="T9"> 1 </text:span><text:span text:style-name="T11">for </text:span><text:span text:style-name="T9">the actor dealing the attack, </text:span><text:span text:style-name="T11">or</text:span><text:span text:style-name="T9"> 2 </text:span><text:span text:style-name="T11">for one receiving the attack.</text:span></text:p>
          </table:table-cell>
        </table:table-row>
        <table:table-row table:style-name="Table2.1">
          <table:table-cell table:style-name="Table2.A1" office:value-type="string">
            <text:p text:style-name="P16">D<text:span text:style-name="T42">x</text:span></text:p>
          </table:table-cell>
          <table:table-cell table:style-name="Table2.A1" office:value-type="string">
            <text:p text:style-name="P17">Actor <text:span text:style-name="T1">X</text:span><text:span text:style-name="T9">’s defense stat. </text:span><text:span text:style-name="T3">X</text:span><text:span text:style-name="T12"> </text:span><text:span text:style-name="T11">is</text:span><text:span text:style-name="T12"> 1 </text:span><text:span text:style-name="T11">for </text:span><text:span text:style-name="T12">the actor dealing the attack, </text:span><text:span text:style-name="T11">or</text:span><text:span text:style-name="T12"> 2 </text:span><text:span text:style-name="T11">for one receiving the attack.</text:span></text:p>
          </table:table-cell>
        </table:table-row>
        <table:table-row table:style-name="Table2.1">
          <table:table-cell table:style-name="Table2.A1" office:value-type="string">
            <text:p text:style-name="P20">W<text:span text:style-name="T42">e</text:span></text:p>
          </table:table-cell>
          <table:table-cell table:style-name="Table2.A1" office:value-type="string">
            <text:p text:style-name="P20">Elemental weakness modifier. Denoted the amount of extra damage done with the element <text:span text:style-name="T1">e</text:span><text:span text:style-name="T9">.</text:span></text:p>
          </table:table-cell>
        </table:table-row>
        <table:table-row table:style-name="Table2.1">
          <table:table-cell table:style-name="Table2.A1" office:value-type="string">
            <text:p text:style-name="P22">R<text:span text:style-name="T42">e</text:span></text:p>
          </table:table-cell>
          <table:table-cell table:style-name="Table2.A1" office:value-type="string">
            <text:p text:style-name="P21">Elemental resistance modifier. Subtracts from the weakness modifier.</text:p>
          </table:table-cell>
        </table:table-row>
      </table:table>
      <text:h text:style-name="P42" text:outline-level="2"><text:bookmark-start text:name="__RefHeading___Toc684_4006607876"/>Doing Damage<text:bookmark-end text:name="__RefHeading___Toc684_4006607876"/></text:h>
      <text:p text:style-name="P6">When Kevin’s hitbox collides with an enemy’s hurtbox <text:span text:style-name="T54">(in their active state)</text:span>, Kevin’s object calls the enemy’s <text:span text:style-name="Teletype">decide_damage()</text:span> function. <text:span text:style-name="Teletype">decide_damage()</text:span><text:span text:style-name="T53"> is derived from the </text:span><text:span text:style-name="Teletype"><text:span text:style-name="T53">Enemy</text:span></text:span><text:span text:style-name="T53"> class and is responsible for depleting its health. </text:span><text:span text:style-name="T13">The amount of damage that gets dealt is determined by the </text:span><text:span text:style-name="T4">stats</text:span><text:span text:style-name="T13"> property: </text:span><text:span text:style-name="T18">it is an instance of class </text:span><text:span text:style-name="Teletype"><text:span text:style-name="T18">Stats</text:span></text:span><text:span text:style-name="T18">, and its</text:span><text:span text:style-name="T13"> </text:span><text:span text:style-name="T14">function called </text:span><text:span text:style-name="Teletype"><text:span text:style-name="T14">calculate_damage()</text:span></text:span><text:span text:style-name="T14"> returns the amount to subtract from the actor’s health. </text:span><text:span text:style-name="Teletype"><text:span text:style-name="T9">decide_damage()</text:span></text:span><text:span text:style-name="T15">’s output is based on the damage calculation formula. </text:span><text:span text:style-name="T19">(</text:span><text:span text:style-name="T20">S</text:span><text:span text:style-name="T19">ee</text:span><text:span text:style-name="T15"> above</text:span><text:span text:style-name="T19">)</text:span></text:p>
      <text:p text:style-name="P7"><text:span text:style-name="T15">E</text:span><text:span text:style-name="T9">nemies in this game have what’s called </text:span><text:span text:style-name="T1">armor frames</text:span><text:span text:style-name="T9">. </text:span><text:span text:style-name="T21">T</text:span><text:span text:style-name="T9">hey are </text:span><text:span text:style-name="T21">also</text:span><text:span text:style-name="T9"> called invincibility frames– basically, a period where damage cannot be dealt to the enemy. </text:span><text:span text:style-name="T21">Armor time</text:span><text:span text:style-name="T16"> </text:span><text:span text:style-name="T21">is</text:span><text:span text:style-name="T16"> controlled through the </text:span><text:span text:style-name="T21">aptly named</text:span><text:span text:style-name="T16"> </text:span><text:span text:style-name="Teletype"><text:span text:style-name="T16">armor_time</text:span></text:span><text:span text:style-name="T16"> property: it specifies how many seconds the</text:span><text:span text:style-name="T17"> </text:span><text:span text:style-name="T22">enemy</text:span><text:span text:style-name="T16"> do</text:span><text:span text:style-name="T22">es</text:span><text:span text:style-name="T16"> not </text:span><text:span text:style-name="T22">take damage from attacks</text:span><text:span text:style-name="T16">. </text:span><text:span text:style-name="T23">Internally, </text:span><text:span text:style-name="T24">there is a timer that, if active, will cause the enemy to not take damage. </text:span><text:span text:style-name="T25">But the timer is not set automatically when the enemy takes damage; rather, it</text:span><text:span text:style-name="T24"> has to be set by subclass, </text:span><text:span text:style-name="T25">most likely in the </text:span><text:span text:style-name="Teletype"><text:span text:style-name="T25">_do_damage()</text:span></text:span><text:span text:style-name="T25"> function.</text:span></text:p>
      <text:p text:style-name="P8"><text:span text:style-name="T9">Whether or not the enemy takes damage at all is determined by calling should_damage(). Besides the aforementioned timer, one can implement per-case logic by overriding _should_damage() in the subclass. </text:span><text:span text:style-name="T26">Ultimately if the function should return false, the enemy will not take </text:span><text:span text:style-name="T27">any</text:span><text:span text:style-name="T26"> damage.</text:span></text:p>
      <text:h text:style-name="P43" text:outline-level="2"><text:bookmark-start text:name="__RefHeading___Toc833_2459210511"/><text:soft-page-break/>Collision<text:bookmark-end text:name="__RefHeading___Toc833_2459210511"/></text:h>
      <text:h text:style-name="P48" text:outline-level="3"><text:bookmark-start text:name="__RefHeading___Toc835_2459210511"/>Collision Layers<text:bookmark-end text:name="__RefHeading___Toc835_2459210511"/></text:h>
      <table:table table:name="Table4" table:style-name="Table4">
        <table:table-column table:style-name="Table4.A"/>
        <table:table-column table:style-name="Table4.B"/>
        <table:table-column table:style-name="Table4.C"/>
        <table:table-row>
          <table:table-cell table:style-name="Table4.A1" office:value-type="string">
            <text:p text:style-name="P31">Name</text:p>
          </table:table-cell>
          <table:table-cell table:style-name="Table4.A1" office:value-type="string">
            <text:p text:style-name="P31">Bit</text:p>
          </table:table-cell>
          <table:table-cell table:style-name="Table4.A1" office:value-type="string">
            <text:p text:style-name="P31">Comment</text:p>
          </table:table-cell>
        </table:table-row>
        <table:table-row>
          <table:table-cell table:style-name="Table4.A1" office:value-type="string">
            <text:p text:style-name="P24">Walls</text:p>
          </table:table-cell>
          <table:table-cell table:style-name="Table4.A1" office:value-type="string">
            <text:p text:style-name="P24">0 (0x01)</text:p>
          </table:table-cell>
          <table:table-cell table:style-name="Table4.A1" office:value-type="string">
            <text:p text:style-name="P24">The tilemap layer, walls, floor, etc.</text:p>
          </table:table-cell>
        </table:table-row>
        <table:table-row>
          <table:table-cell table:style-name="Table4.A1" office:value-type="string">
            <text:p text:style-name="P24">Platforms</text:p>
          </table:table-cell>
          <table:table-cell table:style-name="Table4.A1" office:value-type="string">
            <text:p text:style-name="P24">1 (0x02)</text:p>
          </table:table-cell>
          <table:table-cell table:style-name="Table4.A1" office:value-type="string">
            <text:p text:style-name="P24">Solid terrain not attached to the tilemap layer</text:p>
          </table:table-cell>
        </table:table-row>
        <table:table-row>
          <table:table-cell table:style-name="Table4.A1" office:value-type="string">
            <text:p text:style-name="P24">Player</text:p>
          </table:table-cell>
          <table:table-cell table:style-name="Table4.A1" office:value-type="string">
            <text:p text:style-name="P24">2 (0x04)</text:p>
          </table:table-cell>
          <table:table-cell table:style-name="Table4.A1" office:value-type="string">
            <text:p text:style-name="P24">The player’s foreground collision</text:p>
          </table:table-cell>
        </table:table-row>
        <table:table-row>
          <table:table-cell table:style-name="Table4.A1" office:value-type="string">
            <text:p text:style-name="P26">Enemy</text:p>
          </table:table-cell>
          <table:table-cell table:style-name="Table4.A1" office:value-type="string">
            <text:p text:style-name="P26">3 (0x08)</text:p>
          </table:table-cell>
          <table:table-cell table:style-name="Table4.A1" office:value-type="string">
            <text:p text:style-name="P25">The <text:span text:style-name="T56">enemy</text:span>’s foreground collision</text:p>
          </table:table-cell>
        </table:table-row>
        <table:table-row>
          <table:table-cell table:style-name="Table4.A1" office:value-type="string">
            <text:p text:style-name="P26">Player hitbox</text:p>
          </table:table-cell>
          <table:table-cell table:style-name="Table4.A1" office:value-type="string">
            <text:p text:style-name="P26">4 (0x10)</text:p>
          </table:table-cell>
          <table:table-cell table:style-name="Table4.A1" office:value-type="string">
            <text:p text:style-name="P26">The player’s hitbox; used to inflict damage</text:p>
          </table:table-cell>
        </table:table-row>
        <table:table-row>
          <table:table-cell table:style-name="Table4.A1" office:value-type="string">
            <text:p text:style-name="P26">Player hurtbox</text:p>
          </table:table-cell>
          <table:table-cell table:style-name="Table4.A1" office:value-type="string">
            <text:p text:style-name="P26">5 (0x<text:span text:style-name="T55">20</text:span>)</text:p>
          </table:table-cell>
          <table:table-cell table:style-name="Table4.A1" office:value-type="string">
            <text:p text:style-name="P26">The player’s hurtbox; used to detect damage</text:p>
          </table:table-cell>
        </table:table-row>
        <table:table-row>
          <table:table-cell table:style-name="Table4.A1" office:value-type="string">
            <text:p text:style-name="P26"><text:span text:style-name="T55">Enemy</text:span> hitbox</text:p>
          </table:table-cell>
          <table:table-cell table:style-name="Table4.A1" office:value-type="string">
            <text:p text:style-name="P26">6 (0x<text:span text:style-name="T55">40</text:span>)</text:p>
          </table:table-cell>
          <table:table-cell table:style-name="Table4.A1" office:value-type="string">
            <text:p text:style-name="P26">The <text:span text:style-name="T55">enemy</text:span>’s hitbox; used to inflict damage</text:p>
          </table:table-cell>
        </table:table-row>
        <table:table-row>
          <table:table-cell table:style-name="Table4.A1" office:value-type="string">
            <text:p text:style-name="P26"><text:span text:style-name="T55">Enemy</text:span> hurtbox</text:p>
          </table:table-cell>
          <table:table-cell table:style-name="Table4.A1" office:value-type="string">
            <text:p text:style-name="P28">7 (0x80)</text:p>
          </table:table-cell>
          <table:table-cell table:style-name="Table4.A1" office:value-type="string">
            <text:p text:style-name="P27">The <text:span text:style-name="T55">enemy</text:span>’s hurtbox; used to detect damage</text:p>
          </table:table-cell>
        </table:table-row>
      </table:table>
      <text:p text:style-name="Text_20_body"/>
      <text:h text:style-name="P40" text:outline-level="1"><text:bookmark-start text:name="__RefHeading___Toc328_2672962802"/>Enemies<text:bookmark-end text:name="__RefHeading___Toc328_2672962802"/></text:h>
      <text:p text:style-name="Indented_20_Paragraph">Enemies are coded in the <text:span text:style-name="Teletype">Enemy</text:span> class, which is derived from <text:span text:style-name="Teletype">Actor</text:span>. (See the technical specifications for the two.)</text:p>
      <text:h text:style-name="P44" text:outline-level="2"><text:bookmark-start text:name="__RefHeading___Toc330_2672962802"/>Dark Beast<text:bookmark-end text:name="__RefHeading___Toc330_2672962802"/></text:h>
      <text:list xml:id="list2306294645" text:style-name="L2">
        <text:list-item>
          <text:p text:style-name="P34"><text:span text:style-name="T45">Synopsis</text:span>: A dark-colored primordial beast that works in a pack. <text:span text:style-name="T50">There is nothing special about this enemy, per se.</text:span></text:p>
        </text:list-item>
        <text:list-item>
          <text:p text:style-name="P35"><text:span text:style-name="T44">Elemental Weaknesses</text:span>: None</text:p>
        </text:list-item>
        <text:list-item>
          <text:p text:style-name="P35"><text:span text:style-name="T44">Elemental Resistances</text:span>: None</text:p>
        </text:list-item>
      </text:list>
      <text:p text:style-name="Indented_20_Paragraph"><text:span text:style-name="T44">Description</text:span>: <text:span text:style-name="T51">The first enemy to appear in this game. A four-legged beast with a round head and a snout, black fur and a tail, and triangular ears. A long black band of hair starts at the tip of the ear and ends above the base of the spine.</text:span></text:p>
      <text:p text:style-name="P5">Behavior<text:span text:style-name="T46">: The </text:span><text:span text:style-name="T47">dark beast</text:span><text:span text:style-name="T46"> stands idle until Kevin gets too close it, after which it </text:span><text:span text:style-name="T48">starts attacking. It lunges at Kevin</text:span><text:span text:style-name="T47"><text:line-break/><text:tab/><text:tab/></text:span><text:span text:style-name="T6">User Data</text:span><text:span text:style-name="T31">:<text:line-break/><text:tab/><text:tab/><text:tab/></text:span><text:span text:style-name="Teletype"><text:span text:style-name="T31">Array</text:span></text:span><text:span text:style-name="T31"> → timer1, </text:span><text:span text:style-name="T32">animation player</text:span><text:span text:style-name="T47"><text:line-break/><text:tab/></text:span><text:span text:style-name="T5">Idle State</text:span><text:span text:style-name="T29">: </text:span><text:span text:style-name="T30">Every three seconds the idle animation plays. Under the hood, one of the animation tracks is a “call method” track; it calls the </text:span><text:span text:style-name="Teletype"><text:span text:style-name="T30">start()</text:span></text:span><text:span text:style-name="T30"> method of the general-purpose timer. When that timer finishes, the signal is forwarded to the Idle State for processing. At that point, the Idle State plays the idle animation </text:span><text:span text:style-name="T33">and the </text:span><text:span text:style-name="T34">cycle</text:span><text:span text:style-name="T33"> begins anew</text:span><text:span text:style-name="T30">.</text:span><text:span text:style-name="T28"><text:line-break/><text:tab/></text:span><text:span text:style-name="T7">Knockback State</text:span><text:span text:style-name="T35">: </text:span><text:span text:style-name="T36">In this state the dark beast gets sent in the opposite direction of whatever caused it to enter this state. </text:span><text:span text:style-name="T37">If the “knockback_direction” meta field is null, then the direction the actor is facing is used instead.<text:line-break/><text:tab/>While the dark beast is in the air it shows frame 5, but on the ground it shows frame 6.</text:span><text:span text:style-name="T37"><text:note text:id="ftn1" text:note-class="endnote"><text:note-citation>i</text:note-citation><text:note-body><text:p text:style-name="Endnote">Note that frames are counted from zero, so <text:span text:style-name="T57">0 is the first frame, 1 the second, and so on.</text:span></text:p></text:note-body></text:note></text:span><text:span text:style-name="T37"> </text:span><text:span text:style-name="T38">As </text:span><text:span text:style-name="T39">the dark beast</text:span><text:span text:style-name="T38"> touches the ground </text:span><text:span text:style-name="T39">it</text:span><text:span text:style-name="T38">s velocity goes to zero. </text:span><text:span text:style-name="T39">W</text:span><text:span text:style-name="T38">hen </text:span><text:span text:style-name="T39">that happens</text:span><text:span text:style-name="T38">, </text:span><text:span text:style-name="T39">the actor goes from this state to the idle state.<text:line-break/><text:tab/></text:span><text:span text:style-name="T8">Death State</text:span><text:span text:style-name="T40">: when the state begins, a special animation is played that disables the hurtbox and hitbox. The animation itself is of the dark beast losing strength in its legs and falling into its belly, before fading to black and disappearing. When the animation is finished, the actor is deleted from memory and a plume of smoke is instanced.</text:span><text:span text:style-name="T40"><text:note text:id="ftn2" text:note-class="endnote"><text:note-citation>ii</text:note-citation><text:note-body><text:p text:style-name="P33">When enemies die, they explode with a dark-colored cloud.</text:p></text:note-body></text:note></text:span></text:p>
      <table:table table:name="Table3" table:style-name="Table3">
        <table:table-column table:style-name="Table3.A"/>
        <table:table-column table:style-name="Table3.B"/>
        <table:table-header-rows>
          <table:table-row>
            <table:table-cell table:style-name="Table3.A1" table:number-columns-spanned="2" office:value-type="string">
              <text:p text:style-name="P30">Stats</text:p>
            </table:table-cell>
            <table:covered-table-cell/>
          </table:table-row>
        </table:table-header-rows>
        <table:table-row>
          <table:table-cell table:style-name="Table3.A1" office:value-type="string">
            <text:p text:style-name="P19">Max Health</text:p>
          </table:table-cell>
          <table:table-cell table:style-name="Table3.A1" office:value-type="string">
            <text:p text:style-name="P18">5</text:p>
          </table:table-cell>
        </table:table-row>
        <table:table-row>
          <table:table-cell table:style-name="Table3.A1" office:value-type="string">
            <text:p text:style-name="P32">Attack</text:p>
          </table:table-cell>
          <table:table-cell table:style-name="Table3.A1" office:value-type="string">
            <text:p text:style-name="P18">1</text:p>
          </table:table-cell>
        </table:table-row>
        <table:table-row>
          <table:table-cell table:style-name="Table3.A1" office:value-type="string">
            <text:p text:style-name="P19">Defense</text:p>
          </table:table-cell>
          <table:table-cell table:style-name="Table3.A1" office:value-type="string">
            <text:p text:style-name="P18">0</text:p>
          </table:table-cell>
        </table:table-row>
        <table:table-row>
          <table:table-cell table:style-name="Table3.A1" office:value-type="string">
            <text:p text:style-name="P19">Mana</text:p>
          </table:table-cell>
          <table:table-cell table:style-name="Table3.A1" office:value-type="string">
            <text:p text:style-name="P18">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598in" style:type="right" style:leader-style="dotted" style:leader-text="."/>
        </style:tab-stops>
      </style:paragraph-properties>
    </style:style>
    <style:style style:name="Indented_20_Paragraph" style:display-name="Indented Paragraph" style:family="paragraph" style:parent-style-name="Text_20_body">
      <style:paragraph-properties fo:margin-left="0in" fo:margin-right="0in" fo:text-indent="0.4374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6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6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402in" fo:margin-right="0.6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07-13T17:41:43.121062348</dc:date>
    <meta:editing-duration>PT21H50S</meta:editing-duration>
    <meta:editing-cycles>216</meta:editing-cycles>
    <meta:document-statistic meta:table-count="4" meta:image-count="0" meta:object-count="1" meta:page-count="6" meta:paragraph-count="103" meta:word-count="1028" meta:character-count="5782" meta:non-whitespace-character-count="4854"/>
  </office:meta>
</office:document-meta>
</file>

<file path=Object 1/content.xml><?xml version="1.0" encoding="utf-8"?>
<math xmlns="http://www.w3.org/1998/Math/MathML" display="block">
  <semantics>
    <mrow>
      <mn>0</mn>
      <mo stretchy="false">⩽</mo>
      <mrow>
        <msub>
          <mi>A</mi>
          <mn>1</mn>
        </msub>
        <mo stretchy="false">−</mo>
        <msub>
          <mi>D</mi>
          <mn>2</mn>
        </msub>
        <mo stretchy="false">+</mo>
        <mrow>
          <mo fence="true" stretchy="false">(</mo>
          <mrow>
            <mrow>
              <msub>
                <mi>W</mi>
                <mi>e</mi>
              </msub>
              <mo stretchy="false">−</mo>
              <msub>
                <mi>R</mi>
                <mi>e</mi>
              </msub>
            </mrow>
          </mrow>
          <mo fence="true" stretchy="false">)</mo>
        </mrow>
      </mrow>
    </mrow>
    <annotation encoding="StarMath 5.0">0 leslant { A_1 - D_2 + (W_e - R_e) }</annotation>
  </semantics>
</math>
</file>